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5de" officeooo:paragraph-rsid="001175de"/>
    </style:style>
    <style:style style:name="P2" style:family="paragraph" style:parent-style-name="Standard">
      <style:text-properties officeooo:rsid="001175de" officeooo:paragraph-rsid="001175de"/>
    </style:style>
    <style:style style:name="T1" style:family="text">
      <style:text-properties officeooo:rsid="0012f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s:</text:p>
      <text:p text:style-name="P1"/>
      <text:p text:style-name="P1">read:</text:p>
      <text:p text:style-name="P1">exist/not exist</text:p>
      <text:p text:style-name="P1"/>
      <text:p text:style-name="P1"/>
      <text:p text:style-name="P1">choosecols:</text:p>
      <text:p text:style-name="P1">1. one col valid</text:p>
      <text:p text:style-name="P1">2. one col invalid</text:p>
      <text:p text:style-name="P1">3. multiple cols valid</text:p>
      <text:p text:style-name="P1">4. multiple cols invalid</text:p>
      <text:p text:style-name="P1"/>
      <text:p text:style-name="P1"/>
      <text:p text:style-name="P1">compare:</text:p>
      <text:p text:style-name="P1">1. cols order not same</text:p>
      <text:p text:style-name="P1">2. balance not the last col</text:p>
      <text:p text:style-name="P1">3. repeat records</text:p>
      <text:p text:style-name="P1">4. missing value</text:p>
      <text:p text:style-name="P1">5. id not ordered</text:p>
      <text:p text:style-name="P1">6. <text:span text:style-name="T1">length not equal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01:29:26.261811634</meta:creation-date>
    <dc:date>2022-07-24T17:09:03.824449514</dc:date>
    <meta:editing-duration>PT3H53M15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15" meta:word-count="48" meta:character-count="248" meta:non-whitespace-character-count="215"/>
  </office:meta>
</office:document-meta>
</file>